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9"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0"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2"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33"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34" style:family="paragraph" style:parent-style-name="Heading_20_1">
      <style:paragraph-properties loext:contextual-spacing="false" fo:margin-top="0in" fo:margin-bottom="0in"/>
    </style:style>
    <style:style style:name="P35"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6"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6" text:outline-level="1">Part 1: </text:h>
      <text:h text:style-name="P35"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6" text:outline-level="1">Part 2: </text:h>
      <text:h text:style-name="P35"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8">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1758029951322918745" text:style-name="L1">
        <text:list-item>
          <text:p text:style-name="P15">Humans fully mature after about twenty-five years of life, and with the assistance of medical or magical care, could live up to about ninety years.</text:p>
        </text:list-item>
        <text:list-item>
          <text:p text:style-name="P15">Humans stand anywhere from four to six feet tall.</text:p>
          <text:list>
            <text:list-item>
              <text:p text:style-name="P15">You are a Medium creature, and have a Speed of thirty feet per round.</text:p>
            </text:list-item>
          </text:list>
        </text:list-item>
        <text:list-item>
          <text:p text:style-name="P15">Humans are extremely versatile, and tend to pick up skills in youth they use throughout their life. </text:p>
          <text:list>
            <text:list-item>
              <text:p text:style-name="P15">You may gain a feat of your choice (see <text:span text:style-name="T18">Appendix B: Feats</text:span>), a Skill Proficiency of your choice, and a plus one to an Ability Score of your choice.</text:p>
            </text:list-item>
          </text:list>
        </text:list-item>
      </text:list>
      <text:p text:style-name="P7">Goblin</text:p>
      <text:list xml:id="list2462806684947687307" text:style-name="L2">
        <text:list-item>
          <text:p text:style-name="P24"><text:soft-page-break/>Goblins fully mature after about twenty years of life, and with the assistance of medical or magical care, could live up to about eighty years.</text:p>
        </text:list-item>
        <text:list-item>
          <text:p text:style-name="P24">Goblins stand anywhere from two to eight feet tall.</text:p>
          <text:list>
            <text:list-item>
              <text:p text:style-name="P24">As your size is quite variable, please see the <text:span text:style-name="T16">Measured Size to Mechanical Size Table</text:span> in <text:span text:style-name="T18">Appendix A</text:span>.</text:p>
            </text:list-item>
          </text:list>
        </text:list-item>
        <text:list-item>
          <text:p text:style-name="P24">Goblins are preternaturally agile, and can maneuver with a deftness and speed others may only ever wish to obtain. </text:p>
          <text:list>
            <text:list-item>
              <text:p text:style-name="P24">You may take the Disengage or Hide Full Actions as Bonus Actions on your turn.</text:p>
            </text:list-item>
            <text:list-item>
              <text:p text:style-name="P24">In addition, you may, once between Rests, add half your proficiency bonus to your Armor Class or Stealth Skill until the start of your next turn.</text:p>
            </text:list-item>
          </text:list>
        </text:list-item>
      </text:list>
      <text:p text:style-name="P7">Elven</text:p>
      <text:list xml:id="list8683399318106339531" text:style-name="L3">
        <text:list-item>
          <text:p text:style-name="P16">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6">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6">Elves stand anywhere from four to seven feet tall.</text:p>
          <text:list>
            <text:list-item>
              <text:p text:style-name="P16">You are a Medium creature, and have a Speed of thirty feet per round.</text:p>
            </text:list-item>
          </text:list>
        </text:list-item>
        <text:list-item>
          <text:p text:style-name="P16">Elves are preternaturally sensitive to sights and sounds, allowing them an advantage in the fields of beauty and perceiving.</text:p>
          <text:list>
            <text:list-item>
              <text:p text:style-name="P16">You have proficiency in the Spot and Listen Skills.</text:p>
            </text:list-item>
          </text:list>
        </text:list-item>
      </text:list>
      <text:p text:style-name="P7">Dwarven</text:p>
      <text:list xml:id="list891647680936383385" text:style-name="L4">
        <text:list-item>
          <text:p text:style-name="P17">Dwarves fully mature after about seventy-five years of life, and with the assistance of medical or magical care, could live up to about four-hundred years.</text:p>
        </text:list-item>
        <text:list-item>
          <text:p text:style-name="P17">Dwarves stand anywhere from three to four feet tall.</text:p>
          <text:list>
            <text:list-item>
              <text:p text:style-name="P17">You are a Small creature, and you have a Speed of twenty-five feet per round.</text:p>
            </text:list-item>
          </text:list>
        </text:list-item>
        <text:list-item>
          <text:p text:style-name="P17">Dwarves are preternaturally durable, even under what humans may consider “the extremest” of circumstances.</text:p>
          <text:list>
            <text:list-item>
              <text:p text:style-name="P17">When calculating your Maximum Vitality, you have an effective plus two to your Constitution Modifier.</text:p>
            </text:list-item>
          </text:list>
        </text:list-item>
      </text:list>
      <text:p text:style-name="P7">Orcish</text:p>
      <text:list xml:id="list5078322097720533626" text:style-name="L5">
        <text:list-item>
          <text:p text:style-name="P18">Orcs fully mature after about twenty-five years of life, and with the assistance of medical or magical care, could live up to about ninety years.</text:p>
        </text:list-item>
        <text:list-item>
          <text:p text:style-name="P18">Orcs stand anywhere from five to eight feet tall.</text:p>
          <text:list>
            <text:list-item>
              <text:p text:style-name="P18">You are a Medium creature, and you have a Speed of thirty feet per round.</text:p>
            </text:list-item>
          </text:list>
        </text:list-item>
        <text:list-item>
          <text:p text:style-name="P18">Orcs are preternaturally strong, outmatching some of the best of what non-magical nature has to offer even without tools or tactics.</text:p>
          <text:list>
            <text:list-item>
              <text:p text:style-name="P18">You have proficiency in the Athletics Skill.</text:p>
            </text:list-item>
            <text:list-item>
              <text:p text:style-name="P18">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5665880480411427344" text:style-name="L6">
        <text:list-item>
          <text:p text:style-name="P19">Halfling fully mature after about twenty years of life, and with the assistance of medical or magical care, could live up to about one-hundred and sixty years.</text:p>
        </text:list-item>
        <text:list-item>
          <text:p text:style-name="P19">Halfling stand anywhere from three to four feet tall. </text:p>
          <text:list>
            <text:list-item>
              <text:p text:style-name="P19">You are a Small creature, and you have a Speed of twenty-five feet per round.</text:p>
            </text:list-item>
          </text:list>
        </text:list-item>
        <text:list-item>
          <text:p text:style-name="P19"><text:soft-page-break/>Halfling are preternaturally resistant to “bad luck”.</text:p>
          <text:list>
            <text:list-item>
              <text:p text:style-name="P19">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727255463220843915" text:style-name="L7">
        <text:list-item>
          <text:p text:style-name="P20">Shiftling fully mature after about thirty years of life, and with the assistance of medical or magical care, could live up to about one-hundred thirty years.</text:p>
        </text:list-item>
        <text:list-item>
          <text:p text:style-name="P20">Shiftling stand anywhere from five to seven feet tall.</text:p>
          <text:list>
            <text:list-item>
              <text:p text:style-name="P20">You are a Medium creature, and you have a Speed of thirty feet per round.</text:p>
            </text:list-item>
          </text:list>
        </text:list-item>
        <text:list-item>
          <text:p text:style-name="P20">Shiftling have the preternatural ability to change their form nearly at will.</text:p>
          <text:list>
            <text:list-item>
              <text:p text:style-name="P20">You gain your choice of the following two abilities;</text:p>
              <text:list>
                <text:list-item>
                  <text:p text:style-name="P20">You may extend your nails into talons and your teeth into spikes. When you make an Unarmed Attack, you may add a d6 to the total damage you deal.</text:p>
                </text:list-item>
                <text:list-item>
                  <text:p text:style-name="P20">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7640227417318969274" text:style-name="L8">
        <text:list-item>
          <text:p text:style-name="P25">The people of Guilderlund value charm and wit. You gain a plus one bonus to your Charisma and Wisdom Ability Scores.</text:p>
        </text:list-item>
        <text:list-item>
          <text:p text:style-name="P29"><text:span text:style-name="T12">You know </text:span>Guildi<text:span text:style-name="T12">, the language of your cultural homeland, and </text:span>Trade-Common<text:span text:style-name="T12">, the language of intercultural trade and war.</text:span></text:p>
        </text:list-item>
        <text:list-item>
          <text:p text:style-name="P25">You have proficiency in the Diplomacy and Appraise Skills.</text:p>
        </text:list-item>
        <text:list-item>
          <text:p text:style-name="P25">When you make an Appraise Skill Check involving coinage or fine art, you may make that Check with Advantage.</text:p>
        </text:list-item>
      </text:list>
      <text:p text:style-name="P7">Bra-klin<text:span text:style-name="T12"> – a caste theocracy</text:span></text:p>
      <text:list xml:id="list7467121078847627636" text:style-name="L9">
        <text:list-item>
          <text:p text:style-name="P26">The people of Bra-klin value physical power. You gain a plus one bonus to your Strength and Constitution Ability Scores.</text:p>
        </text:list-item>
        <text:list-item>
          <text:p text:style-name="P30"><text:span text:style-name="T12">You know </text:span>Klinklink<text:span text:style-name="T12">, the language of your cultural homeland, and </text:span>Trade-Common<text:span text:style-name="T12">, the language of intercultural trade and war.</text:span></text:p>
        </text:list-item>
        <text:list-item>
          <text:p text:style-name="P26">You have proficiency in the Endurance and Streetwise Skills.</text:p>
        </text:list-item>
        <text:list-item>
          <text:p text:style-name="P26">When you make a Strength based Save, you may make the Save with Advantage.</text:p>
        </text:list-item>
      </text:list>
      <text:p text:style-name="P7">Markain<text:span text:style-name="T12"> – a social democracy</text:span></text:p>
      <text:list xml:id="list2884366503241756730" text:style-name="L10">
        <text:list-item>
          <text:p text:style-name="P27">The people of Markain value emotional and material knowledge. You gain a plus one bonus to your Wisdom and Intelligence Ability Scores.</text:p>
        </text:list-item>
        <text:list-item>
          <text:p text:style-name="P31"><text:span text:style-name="T12">You know </text:span>Markain<text:span text:style-name="T12">, the language of your cultural homeland, and </text:span>Trade-Common<text:span text:style-name="T12">, the language of intercultural trade and war.</text:span></text:p>
        </text:list-item>
        <text:list-item>
          <text:p text:style-name="P27">You have proficiency in the Sense Motive and Diplomacy Skills.</text:p>
        </text:list-item>
        <text:list-item>
          <text:p text:style-name="P27">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4075723510096746777" text:style-name="L11">
        <text:list-item>
          <text:p text:style-name="P21">When gaining a Class Level, your Maximum Vitality increases by the largest value of your Hit Die plus your Constitution Modifier.</text:p>
        </text:list-item>
        <text:list-item>
          <text:p text:style-name="P21">When gaining your fourth, eighth, twelfth, sixteenth, and nineteenth Levels in a Class, you gain your choice of two plus one bonuses or one plus two bonus to your choice of Ability Scores or a Feat of your choice (see <text:span text:style-name="T18">Appendix B: Feats</text:span>).</text:p>
        </text:list-item>
        <text:list-item>
          <text:p text:style-name="P21">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8298368491097870150" text:style-name="L12">
        <text:list-item>
          <text:p text:style-name="P22">You gain proficiencies in...</text:p>
          <text:list>
            <text:list-item>
              <text:p text:style-name="P22">Light and Medium Armors</text:p>
            </text:list-item>
            <text:list-item>
              <text:p text:style-name="P22">Auxiliary Armors</text:p>
            </text:list-item>
            <text:list-item>
              <text:p text:style-name="P22">Simple Weapons</text:p>
            </text:list-item>
            <text:list-item>
              <text:p text:style-name="P22">a Specialized Weapon of your choice</text:p>
            </text:list-item>
            <text:list-item>
              <text:p text:style-name="P22">Tinker's Tools</text:p>
            </text:list-item>
            <text:list-item>
              <text:p text:style-name="P22">Thieves' Tools</text:p>
            </text:list-item>
            <text:list-item>
              <text:p text:style-name="P22">a set of Tools of your choice</text:p>
            </text:list-item>
            <text:list-item>
              <text:p text:style-name="P22">two areas of Knowledge of your choice</text:p>
            </text:list-item>
            <text:list-item>
              <text:p text:style-name="P22">a Profession of your choice</text:p>
            </text:list-item>
            <text:list-item>
              <text:p text:style-name="P22">your choice of two of the following skills;</text:p>
              <text:list>
                <text:list-item>
                  <text:p text:style-name="P22">Sleight of Hand</text:p>
                </text:list-item>
                <text:list-item>
                  <text:p text:style-name="P22">Stealth</text:p>
                </text:list-item>
                <text:list-item>
                  <text:p text:style-name="P22">Investigation</text:p>
                </text:list-item>
                <text:list-item>
                  <text:p text:style-name="P22">Appraise</text:p>
                </text:list-item>
                <text:list-item>
                  <text:p text:style-name="P22">Animal Handling</text:p>
                </text:list-item>
                <text:list-item>
                  <text:p text:style-name="P22">Spot</text:p>
                </text:list-item>
                <text:list-item>
                  <text:p text:style-name="P22">Listen</text:p>
                </text:list-item>
                <text:list-item>
                  <text:p text:style-name="P22">Diplomacy</text:p>
                </text:list-item>
                <text:list-item>
                  <text:p text:style-name="P22">Streetwise</text:p>
                </text:list-item>
              </text:list>
            </text:list-item>
          </text:list>
        </text:list-item>
        <text:list-item>
          <text:p text:style-name="P22">In addition to any equipment from your background, you gain...</text:p>
          <text:list>
            <text:list-item>
              <text:p text:style-name="P22">any two simple weapons of your choice</text:p>
            </text:list-item>
            <text:list-item>
              <text:p text:style-name="P22">a light crossbow and 20 full-metal bolts</text:p>
            </text:list-item>
            <text:list-item>
              <text:p text:style-name="P22">your choice of studded leather armor or scale mail</text:p>
            </text:list-item>
            <text:list-item>
              <text:p text:style-name="P22">a set of Thieves' tools</text:p>
            </text:list-item>
            <text:list-item>
              <text:p text:style-name="P22">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36" text:outline-level="1">Part 3: </text:h>
      <text:h text:style-name="P35" text:outline-level="1">Systems Management</text:h>
      <text:p text:style-name="P33">3a. Roll-playing</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y number of both Advantages and Disadvantage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6">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6">Typical Difficulty Classes</text:span> <text:span text:style-name="T16">Table</text:span> in <text:span text:style-name="T18">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5"/>
      <text:p text:style-name="P7">Strength</text:p>
      <text:list xml:id="list6035384211660892127" text:style-name="L13">
        <text:list-item>
          <text:p text:style-name="P23">Athletics</text:p>
          <text:list>
            <text:list-item>
              <text:p text:style-name="P23">Representing the ability to perform skilled feats of Strength, Athletics is generally used in the cases where Strength alone would not fully represent the skill used in the activity.</text:p>
            </text:list-item>
            <text:list-item>
              <text:p text:style-name="P23">In comparison to Acrobatics, Athletics is a boxer with a heavy punch but squat footwork.</text:p>
            </text:list-item>
          </text:list>
        </text:list-item>
      </text:list>
      <text:p text:style-name="P7">Dexterity</text:p>
      <text:list xml:id="list20298278" text:continue-numbering="true" text:style-name="L13">
        <text:list-item>
          <text:p text:style-name="P23">Acrobatics</text:p>
          <text:list>
            <text:list-item>
              <text:p text:style-name="P23">Representing the ability to perform skilled feats of Dexterity, Acrobatics is generally used in the cases where Dexterity alone would not fully represent the skill used in the activity.</text:p>
            </text:list-item>
            <text:list-item>
              <text:p text:style-name="P23"><text:soft-page-break/>In comparison to Athletics, Acrobatics is a boxer with a punch like a butterfly but fluid if not masterful footwork.</text:p>
            </text:list-item>
          </text:list>
        </text:list-item>
        <text:list-item>
          <text:p text:style-name="P23">Sleight of Hand</text:p>
          <text:list>
            <text:list-item>
              <text:p text:style-name="P23">Representing the ability to manipulate your appendages and digits without the knowledge of another and performing quick or repetitive acts of hidden maneuver.</text:p>
            </text:list-item>
          </text:list>
        </text:list-item>
        <text:list-item>
          <text:p text:style-name="P23">Stealth</text:p>
          <text:list>
            <text:list-item>
              <text:p text:style-name="P23">Representing the ability to manipulate your whole form without the knowledge of another and performing long or consistent acts of hidden maneuver.</text:p>
            </text:list-item>
          </text:list>
        </text:list-item>
      </text:list>
      <text:p text:style-name="P7">Constitution</text:p>
      <text:list xml:id="list20302832" text:continue-numbering="true" text:style-name="L13">
        <text:list-item>
          <text:p text:style-name="P23">Endurance</text:p>
          <text:list>
            <text:list-item>
              <text:p text:style-name="P23">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7">Intelligence</text:p>
      <text:list xml:id="list20323998" text:continue-numbering="true" text:style-name="L13">
        <text:list-item>
          <text:p text:style-name="P23">Knowledge (…)</text:p>
          <text:list>
            <text:list-item>
              <text:p text:style-name="P23">Representing the knowledge of an area of lore, Knowledge is generally used when a character attempts to call upon this learned ability.</text:p>
            </text:list-item>
            <text:list-item>
              <text:p text:style-name="P23">Speak with your Referee about setting adjustments regarding Knowledge skills. The following areas of Knowledge are included as potentials for your game;</text:p>
              <text:list>
                <text:list-item>
                  <text:p text:style-name="P23">Arcana</text:p>
                </text:list-item>
                <text:list-item>
                  <text:p text:style-name="P23">Engineering</text:p>
                </text:list-item>
                <text:list-item>
                  <text:p text:style-name="P23">Dungeoneering</text:p>
                </text:list-item>
                <text:list-item>
                  <text:p text:style-name="P23">Geography</text:p>
                </text:list-item>
                <text:list-item>
                  <text:p text:style-name="P23">History</text:p>
                </text:list-item>
                <text:list-item>
                  <text:p text:style-name="P23">Nature</text:p>
                </text:list-item>
                <text:list-item>
                  <text:p text:style-name="P23">Religion</text:p>
                </text:list-item>
              </text:list>
            </text:list-item>
          </text:list>
        </text:list-item>
        <text:list-item>
          <text:p text:style-name="P23">Profession (…)</text:p>
          <text:list>
            <text:list-item>
              <text:p text:style-name="P23">Representing the ability to perform in a certain occupation, Profession is generally used when a character attempts to call upon this learned ability.</text:p>
            </text:list-item>
            <text:list-item>
              <text:p text:style-name="P23">Speak with your Referee about setting adjustments regarding Profession skills, and see <text:span text:style-name="T17">Generic Occupation</text:span> <text:span text:style-name="T16">Table</text:span> in <text:span text:style-name="T18">Appendix A </text:span>for included Profession potentials.</text:p>
            </text:list-item>
          </text:list>
        </text:list-item>
        <text:list-item>
          <text:p text:style-name="P23">Investigation</text:p>
          <text:list>
            <text:list-item>
              <text:p text:style-name="P23">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23">Appraise</text:p>
          <text:list>
            <text:list-item>
              <text:p text:style-name="P23">Representing the ability to physically examine a physical object or space for it's value at market, Appraise is generally used when a character is performing an examination, rather than as “reactionary sense” skill.</text:p>
            </text:list-item>
          </text:list>
        </text:list-item>
      </text:list>
      <text:p text:style-name="P7">Wisdom</text:p>
      <text:list xml:id="list20314083" text:continue-numbering="true" text:style-name="L13">
        <text:list-item>
          <text:p text:style-name="P23">Animal Handling</text:p>
          <text:list>
            <text:list-item>
              <text:p text:style-name="P23">Representing the ability to communicate and convince an animal with which you do not share a language, Animal Handling is generally used when a character is attempting to calm, convince, or train an animal.</text:p>
            </text:list-item>
          </text:list>
        </text:list-item>
        <text:list-item>
          <text:p text:style-name="P23">Sense Motive</text:p>
          <text:list>
            <text:list-item>
              <text:p text:style-name="P23">Representing the ability to read the features of a creature's face, tone, and language and understand the deeper motivation for an action, Sense Motive is <text:soft-page-break/>generally used when one creature is attempting to discern the level of sincerity of another.</text:p>
            </text:list-item>
          </text:list>
        </text:list-item>
        <text:list-item>
          <text:p text:style-name="P23">Sense Self</text:p>
          <text:list>
            <text:list-item>
              <text:p text:style-name="P23">Representing the ability to read the internal flags and feelings of a creature's body and mind, Sense Self is generally used when a character is checking for emotional or physical changes in themselves.</text:p>
            </text:list-item>
            <text:list-item>
              <text:p text:style-name="P23">While your Referee may be able to provide some insight into your character, especially when under an “unnatural” effect, you will be able to provide yourself with the most information.</text:p>
            </text:list-item>
          </text:list>
        </text:list-item>
        <text:list-item>
          <text:p text:style-name="P23">Spot</text:p>
          <text:list>
            <text:list-item>
              <text:p text:style-name="P23">Representing the ability to quickly notice and interpret visual cues into useful information, Spot is generally used as a “reactionary sense” skill.</text:p>
            </text:list-item>
          </text:list>
        </text:list-item>
        <text:list-item>
          <text:p text:style-name="P23">Listen</text:p>
          <text:list>
            <text:list-item>
              <text:p text:style-name="P23">Representing the ability to quickly notice and interpret audio cues into useful information, Listen is generally used as a “reactionary sense” skill.</text:p>
            </text:list-item>
          </text:list>
        </text:list-item>
        <text:list-item>
          <text:p text:style-name="P23">Survival</text:p>
          <text:list>
            <text:list-item>
              <text:p text:style-name="P23">Representing a character's “survival instincts”, their ability to track, forage, navigate, and otherwise perform in a non-urban environment, Survival is generally used in travel, bushcraft, hunting, foraging, farming, or herbalism.</text:p>
            </text:list-item>
          </text:list>
        </text:list-item>
      </text:list>
      <text:p text:style-name="P7">Charisma</text:p>
      <text:list xml:id="list20315103" text:continue-numbering="true" text:style-name="L13">
        <text:list-item>
          <text:p text:style-name="P23">Bluff</text:p>
          <text:list>
            <text:list-item>
              <text:p text:style-name="P23">Representing a character's ability to craft a lie quickly, fluidly, and well, Bluff is generally used when one character attempts to convince another of something the first character knows to be untrue.</text:p>
            </text:list-item>
          </text:list>
        </text:list-item>
        <text:list-item>
          <text:p text:style-name="P23">Intimidation</text:p>
          <text:list>
            <text:list-item>
              <text:p text:style-name="P23">Representing a character's ability to impose their will upon another through less-than-physical means, Intimidation is generally used when one character attempts to verbally or socially compel another to act in a certain manner.</text:p>
            </text:list-item>
          </text:list>
        </text:list-item>
        <text:list-item>
          <text:p text:style-name="P23">Performance (…)</text:p>
          <text:list>
            <text:list-item>
              <text:p text:style-name="P23">Representing the ability to perform in a certain artistic manner, Performance is generally used when a character attempts to call upon this learned ability.</text:p>
            </text:list-item>
            <text:list-item>
              <text:p text:style-name="P23">Speak with your Referee about setting adjustments regarding Knowledge skills. The following areas of Knowledge are included as potentials for your game;</text:p>
              <text:list>
                <text:list-item>
                  <text:p text:style-name="P23">Aristocracy</text:p>
                </text:list-item>
                <text:list-item>
                  <text:p text:style-name="P23">Drama</text:p>
                </text:list-item>
                <text:list-item>
                  <text:p text:style-name="P23">Comedy</text:p>
                </text:list-item>
                <text:list-item>
                  <text:p text:style-name="P23">Dance</text:p>
                </text:list-item>
                <text:list-item>
                  <text:p text:style-name="P23">Oration</text:p>
                </text:list-item>
                <text:list-item>
                  <text:p text:style-name="P23">Singing</text:p>
                </text:list-item>
                <text:list-item>
                  <text:p text:style-name="P23">Key Instruments</text:p>
                </text:list-item>
                <text:list-item>
                  <text:p text:style-name="P23">Percussion Instruments</text:p>
                </text:list-item>
                <text:list-item>
                  <text:p text:style-name="P23">String Instruments</text:p>
                </text:list-item>
                <text:list-item>
                  <text:p text:style-name="P23">Wind Instruments</text:p>
                </text:list-item>
              </text:list>
            </text:list-item>
          </text:list>
        </text:list-item>
        <text:list-item>
          <text:p text:style-name="P23">Diplomacy</text:p>
        </text:list-item>
        <text:list-item>
          <text:p text:style-name="P23">Streetwise</text:p>
        </text:list-item>
      </text:list>
      <text:p text:style-name="P6">Passive Scores</text:p>
      <text:p text:style-name="P6">Group Checks</text:p>
      <text:p text:style-name="P6">Skill Contests</text:p>
      <text:p text:style-name="P5">3b. Combat</text:p>
      <text:p text:style-name="P5"><text:soft-page-break/>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36" text:outline-level="1">Appendix A: Tables</text:h>
      <text:h text:style-name="P36"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1H4M26S</meta:editing-duration>
    <meta:editing-cycles>30</meta:editing-cycles>
    <meta:generator>OpenOffice/4.1.12$Win32 OpenOffice.org_project/4112m1$Build-9809</meta:generator>
    <dc:date>2022-08-19T00:07:18.20</dc:date>
    <meta:document-statistic meta:table-count="1" meta:image-count="0" meta:object-count="0" meta:page-count="27" meta:paragraph-count="299" meta:word-count="4191" meta:character-count="24465"/>
  </office:meta>
</office:document-meta>
</file>